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3c0f" officeooo:paragraph-rsid="000a3c0f"/>
    </style:style>
    <style:style style:name="P2" style:family="paragraph" style:parent-style-name="Standard">
      <style:paragraph-properties fo:text-align="justify" style:justify-single-word="false"/>
      <style:text-properties fo:font-style="normal" officeooo:rsid="000db2f8" officeooo:paragraph-rsid="000db2f8" style:font-style-asian="normal" style:font-style-complex="normal"/>
    </style:style>
    <style:style style:name="P3" style:family="paragraph" style:parent-style-name="Standard">
      <style:paragraph-properties fo:text-align="justify" style:justify-single-word="false"/>
      <style:text-properties fo:font-style="normal" officeooo:rsid="000db2f8" officeooo:paragraph-rsid="00136c75" style:font-style-asian="normal" style:font-style-complex="normal"/>
    </style:style>
    <style:style style:name="P4" style:family="paragraph" style:parent-style-name="Standard">
      <style:text-properties officeooo:rsid="000a3c0f" officeooo:paragraph-rsid="000a3c0f"/>
    </style:style>
    <style:style style:name="P5" style:family="paragraph" style:parent-style-name="Standard">
      <style:paragraph-properties fo:text-align="justify" style:justify-single-word="false"/>
      <style:text-properties officeooo:rsid="000a3c0f" officeooo:paragraph-rsid="000a3c0f"/>
    </style:style>
    <style:style style:name="P6" style:family="paragraph" style:parent-style-name="Standard">
      <style:paragraph-properties fo:text-align="justify" style:justify-single-word="false"/>
      <style:text-properties officeooo:rsid="000a3c0f" officeooo:paragraph-rsid="000db2f8"/>
    </style:style>
    <style:style style:name="P7" style:family="paragraph" style:parent-style-name="Standard">
      <style:paragraph-properties fo:text-align="justify" style:justify-single-word="false"/>
      <style:text-properties officeooo:rsid="000a3c0f" officeooo:paragraph-rsid="00136c75"/>
    </style:style>
    <style:style style:name="P8" style:family="paragraph" style:parent-style-name="Standard">
      <style:paragraph-properties fo:text-align="center" style:justify-single-word="false"/>
      <style:text-properties fo:font-size="16pt" fo:font-weight="bold" officeooo:rsid="000a3c0f" officeooo:paragraph-rsid="000a3c0f"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3pt" officeooo:rsid="000a3c0f" officeooo:paragraph-rsid="000a3c0f" style:font-size-asian="13pt" style:font-size-complex="13pt"/>
    </style:style>
    <style:style style:name="T1" style:family="text">
      <style:text-properties officeooo:rsid="000a47b3"/>
    </style:style>
    <style:style style:name="T2" style:family="text">
      <style:text-properties fo:font-style="italic" officeooo:rsid="000a47b3" style:font-style-asian="italic" style:font-style-complex="italic"/>
    </style:style>
    <style:style style:name="T3" style:family="text">
      <style:text-properties fo:font-style="italic" officeooo:rsid="000a555c" style:font-style-asian="italic" style:font-style-complex="italic"/>
    </style:style>
    <style:style style:name="T4" style:family="text">
      <style:text-properties fo:font-style="italic" officeooo:rsid="000d4a62" style:font-style-asian="italic" style:font-style-complex="italic"/>
    </style:style>
    <style:style style:name="T5" style:family="text">
      <style:text-properties fo:font-style="italic" officeooo:rsid="000f79de" style:font-style-asian="italic" style:font-style-complex="italic"/>
    </style:style>
    <style:style style:name="T6" style:family="text">
      <style:text-properties fo:font-style="italic" officeooo:rsid="0011680c" style:font-style-asian="italic" style:font-style-complex="italic"/>
    </style:style>
    <style:style style:name="T7" style:family="text">
      <style:text-properties fo:font-style="italic" officeooo:rsid="00136c75" style:font-style-asian="italic" style:font-style-complex="italic"/>
    </style:style>
    <style:style style:name="T8" style:family="text">
      <style:text-properties fo:font-style="normal" officeooo:rsid="000a47b3" style:font-style-asian="normal" style:font-style-complex="normal"/>
    </style:style>
    <style:style style:name="T9" style:family="text">
      <style:text-properties fo:font-style="normal" officeooo:rsid="000a555c" style:font-style-asian="normal" style:font-style-complex="normal"/>
    </style:style>
    <style:style style:name="T10" style:family="text">
      <style:text-properties fo:font-style="normal" officeooo:rsid="000d4a62" style:font-style-asian="normal" style:font-style-complex="normal"/>
    </style:style>
    <style:style style:name="T11" style:family="text">
      <style:text-properties fo:font-style="normal" officeooo:rsid="000db2f8" style:font-style-asian="normal" style:font-style-complex="normal"/>
    </style:style>
    <style:style style:name="T12" style:family="text">
      <style:text-properties fo:font-style="normal" officeooo:rsid="000e0bb4" style:font-style-asian="normal" style:font-style-complex="normal"/>
    </style:style>
    <style:style style:name="T13" style:family="text">
      <style:text-properties fo:font-style="normal" officeooo:rsid="000f79de" style:font-style-asian="normal" style:font-style-complex="normal"/>
    </style:style>
    <style:style style:name="T14" style:family="text">
      <style:text-properties fo:font-style="normal" officeooo:rsid="0011680c" style:font-style-asian="normal" style:font-style-complex="normal"/>
    </style:style>
    <style:style style:name="T15" style:family="text">
      <style:text-properties fo:font-style="normal" officeooo:rsid="00136c75" style:font-style-asian="normal" style:font-style-complex="normal"/>
    </style:style>
    <style:style style:name="T16" style:family="text">
      <style:text-properties officeooo:rsid="00136c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st-il utile d’imaginer une société parfaite ?</text:p>
      <text:p text:style-name="P9">Corrigé</text:p>
      <text:p text:style-name="P1"/>
      <text:p text:style-name="P1"/>
      <text:p text:style-name="P1"/>
      <text:p text:style-name="P5"><text:tab/>Ce qui est utile, c’est ce qui nous permet de réaliser une certaine fin. Est-il utile d’imaginer une société parfaite ? Dans la mesure où ce qui est parfait désigne ce qui correspond entièrement à un idéal, il est difficile d’imaginer qu’il soit possible d’établir une société absolument idéale. Or quel intérêt pourrait-il y avoir à imaginer une chose impossible ?</text:p>
      <text:p text:style-name="P5"><text:tab/>Dans un premier temps, nous verrons que le fait d’imaginer une société parfaite nous permet de remettre en question la société dans laquelle nous vivons nous-même, pour la critiquer et la changer. Il faudra cependant dire que les utopies expriment souvent le désir d’une organisation parfaitement rationnelle des sociétés humaines, qui risque d’écraser toute liberté et toute individualité. Enfin, nous tenterons de montrer qu’il est utile d’imaginer des sociétés trop parfaites, pour en montrer la monstruosité.</text:p>
      <text:p text:style-name="P5"/>
      <text:p text:style-name="P5"/>
      <text:p text:style-name="P5"><text:tab/>Il faut tout d’abord dire qu’il peut être utile d’imaginer des sociétés parfaites, quand bien mêmes celles-ci sont irréalisables. Il ne faut pas nécessairement considérer les utopies comme des programmes politiques ; <text:span text:style-name="T1">elles sont bien souvent des discours adressées à nos sociétés actuelles, vis-à-vis desquelles elles constituent des discours critiques. En ce sens, l’utopie est d’abord une réflexion politique mise sous forme de récit imaginaire. C’est bien le cas dans le livre fondateur de l’utopie moderne : l’</text:span><text:span text:style-name="T2">Utopie </text:span><text:span text:style-name="T1">de Thomas More se constitue de deux livres, qui articulent une critique politique explicite (livre I) et une description imaginaire (livre II). <text:s/>Dans le livre I par exemple, More aborde le problème du mouvement des </text:span><text:span text:style-name="T2">Tudor enclosures </text:span><text:span text:style-name="T8">: au XVIe siècle, les seigneurs locaux s’approprient les terres agricoles en les délimitant, ce qui pousse les laboureurs qui y travaillaient à la mendicité ou au brigandage. </text:span><text:span text:style-name="T9">La fin du livre I décrit, par contraste, l’Utopie comme une société où tous les biens sont mis en commun ; le voyageur Raphaël Hythlodée promet alors de décrire cette société, et c’est cette description qui fera l’objet du livre II. On le voit, l</text:span><text:span text:style-name="T10">a</text:span><text:span text:style-name="T9"> critique historique et conceptuelle de la propriété privée s’accompagne d’une volonté d’imaginer </text:span><text:span text:style-name="T3">autre chose</text:span><text:span text:style-name="T9"> que ce que l’histoire a fait advenir. L’utopie de More n’est pas un modèle à réaliser : c’est plutôt un modèle </text:span><text:span text:style-name="T3">négatif</text:span><text:span text:style-name="T9"> à partir duquel nous pouvons penser notre propre société. </text:span><text:span text:style-name="T10">On peut même aller plus loin : pour qu’une utopie puisse véritablement jouer ce rôle critique, il faut précisément qu’elle reste une </text:span><text:span text:style-name="T4">pure </text:span><text:span text:style-name="T10">imagination. A partir du moment où il est effectivement réalisé, tout projet utopique devient lui-même quelque chose qui doit être soumis à la critique.</text:span></text:p>
      <text:p text:style-name="P6"><text:span text:style-name="T10"><text:tab/></text:span><text:span text:style-name="T11">Les utopies dépassent en effet souvent cette simple fonction critique, pour constituer de véritables projets de société nouvelle – </text:span><text:span text:style-name="T12">ce qui n’est pas sans dangers. En effet,</text:span><text:span text:style-name="T11"> </text:span><text:span text:style-name="T12">q</text:span><text:span text:style-name="T11">u’est-ce qu’une société ? C’est un ensemble d’individus interagissant ensemble, de façon durable et réglée. Ces règles peuvent être de diverses natures : normes sociales et cultures, lois juridiques… Elles se sont progressivement constituées au cours de l’histoire, de façon contingente, chaotique, parfois contradictoire. N’est-il pas naturel de vouloir remplacer cet ensemble confus par un ordre réfléchi, efficace et vertueux ? Cette idée pousse un grand nombre d’auteurs du XIXe à imaginer des « utopies sociales », </text:span><text:span text:style-name="T12">des sociétés meilleures à construire artificiellement. Charles Fourrier, par exemple, proposera avec ses « phalanstères » des cités miniatures dont l’organisation méticuleuse et rationnelle vise à favoriser une vie communautaire, dans laquelle chacun se met au service de chacun, selon ses compétences propres. Fourrier met au centre de son organisation le respect des talents individuels ; pourtant, l’organisation du phalanstère reste d’une grande rigidité, et la répartition du pouvoir est hors de toute discussion. </text:span><text:span text:style-name="T13">Aucun phalanstère ne survivra en fait très longtemps, dans la forme sous laquelle Fourrier les avait imaginés.</text:span><text:span text:style-name="T12"> </text:span><text:span text:style-name="T13">Un</text:span><text:span text:style-name="T12"> problème se pose </text:span><text:span text:style-name="T13">en fait </text:span><text:span text:style-name="T12">nécessairement quand on veut </text:span><text:span text:style-name="T13">réaliser une société idéale : entre la pureté de l’idée et la réalité complexe des relations sociales humaines, il y a une distance difficilement franchissable ; et si l’on </text:span><text:soft-page-break/><text:span text:style-name="T13">veut conserver la pureté de l’idée à tout prix, cela implique nécessairement un écrasement des libertés individuelles. La pureté de l’utopie peut, en ce sens, être porteuse d’une grande violence.</text:span></text:p>
      <text:p text:style-name="P7"><text:span text:style-name="T13"><text:tab/>On peut alors renverser l’argument : il peut être tout à fait utile d’imaginer des sociétés </text:span><text:span text:style-name="T5">trop</text:span><text:span text:style-name="T13"> parfaites, pour montrer en quel sens cet idéal de pureté peut cacher une violence inhumaine. C’est précisément ici la fonction de la dystopie. La dystopie n’est pas exactement le contraire de l’utopie. L’utopie, c’est l’imagination d’une société parfaite ; la dystopie, pour sa part, n’est pas l’imagination d’une société en tous points effrayante. Il ne s’agit pas, pour les auteurs de dystopies, de montrer un monde post-apocalyptique, dans lequel les individus s’affronteraient dans le plus grand chaos. Une dystopie est bien plutôt </text:span><text:span text:style-name="T5">l’envers </text:span><text:span text:style-name="T13">d’une utopie : elle </text:span><text:span text:style-name="T14">repose sur une</text:span><text:span text:style-name="T13"> utopie </text:span><text:span text:style-name="T14">qui serait </text:span><text:span text:style-name="T13">poussée </text:span><text:span text:style-name="T5">trop loin</text:span><text:span text:style-name="T13">. </text:span><text:span text:style-name="T14">Le monde de </text:span><text:span text:style-name="T6">1984</text:span><text:span text:style-name="T14"> n’est pas un monde de chaos. Ce qu’Orwell a voulu dépeindre, c’est au contraire un monde trop ordonné, trop bien réglé : le </text:span><text:span text:style-name="T15">P</text:span><text:span text:style-name="T14">arti règne sur les individus de façon totale, et étend son pouvoir autant qu’</text:span><text:span text:style-name="T15">il le peut : le </text:span><text:span text:style-name="T7">télécran</text:span><text:span text:style-name="T15"> matérialise le fantasme d’une société dans laquelle une moitié de la population surveille l’autre</text:span><text:span text:style-name="T14">. </text:span><text:span text:style-name="T6">1984</text:span><text:span text:style-name="T14"> dépeint l’impossibilité d’avoir la moindre individualité dans un monde qui ne jure que par le contrôle et la sécurité. </text:span><text:span text:style-name="T15">Par cette fiction, Orwell veut nous mettre en garde contre la tentation totalitaire et ses imaginaires. Ecrire une dystopie est toujours un acte politique : il s’agit de montrer un futur </text:span><text:span text:style-name="T7">possible.</text:span><text:span text:style-name="T15"> La dystopie est une mise en garde qui vise à éveiller les consciences et maintenir notre citoyens contre tout ce qui nous dépossède de notre liberté.</text:span></text:p>
      <text:p text:style-name="P2"/>
      <text:p text:style-name="P2"/>
      <text:p text:style-name="P3"><text:tab/><text:span text:style-name="T16">L’effort d’imaginer une société parfaite se retrouve toujours confronté à une accusation d’inutilité : aucune société ne </text:span><text:span text:style-name="T7">peut être </text:span><text:span text:style-name="T16">parfaite. Les idées sont simples et pures, le réel est toujours complexe, chaotique, contradictoire. Vouloir couler le réel dans le moule de l’idée est un songe creux. Pourtant, voir les choses de cette façon serait mal comprendre le rôle de l’utopie : elle n’est pas le plan dessiné d’un futur désirable, mais bien plutôt un discours critique tourné vers le présent de l’écriture. Que l’utopie soit imaginaire ne doit pas nous faire perdre de vue les enjeux politiques réels qui la fondent. Il n’est pas rare, bien sûr, que les penseurs se retrouvent captifs de leurs imaginations, et prennent leurs désirs pour des réalités ; le dix-neuvième et le vingtième siècle portent les cicatrices de ces songes d’un « homme nouveau ». Mais, en un sens, l’utopie est le remède de son propre poison : sous la forme détournée de la dystopie, l’imagination nous fournit des armes infiniment efficaces pour lutter contre les errements de nos désirs de pureté, de contrôle, de sécurité. La nécessité des dystopies est aujourd’hui d’une brûlante actualité, alors que les prévisions scientifiques valident les imaginations les plus noires pour le futur de notre planète. Mais dans ce contexte, l’acte le plus révolutionnaire ne serait-il pas de maintenir malgré tout la possibilité de l’espoir, et la croyance en la possibilité d’un avenir meilleu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0T13:22:48.609000000</meta:creation-date>
    <dc:title>Page vierge</dc:title>
    <meta:generator>LibreOffice/7.4.4.2$Windows_X86_64 LibreOffice_project/85569322deea74ec9134968a29af2df5663baa21</meta:generator>
    <meta:editing-duration>PT38M35S</meta:editing-duration>
    <meta:editing-cycles>6</meta:editing-cycles>
    <dc:date>2023-03-16T15:22:47.223000000</dc:date>
    <meta:document-statistic meta:table-count="0" meta:image-count="0" meta:object-count="0" meta:page-count="2" meta:paragraph-count="8" meta:word-count="1176" meta:character-count="7428" meta:non-whitespace-character-count="6252"/>
    <meta:template xlink:type="simple" xlink:actuate="onRequest" xlink:title="Page vierge" xlink:href="../../../../../../AppData/Roaming/LibreOffice/4/user/template/Page%20vierge1.ott" meta:date="2023-03-10T13:22:48.231000000"/>
  </office:meta>
</office:document-meta>
</file>